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derica,@@A woman who just lives a normal life with a normal family. She had all she could ever ask for.@@Until somehow during her cooking session, she got trapped in this evil dimension, where everyone was out to kill her and she only had her frying pan with her.@@To go back, she must defeat an opponent in battle. Can she return to her family?</text:p>
      <text:p text:style-name="Standard"/>
      <text:p text:style-name="Standard">V42,@@The 42<text:span text:style-name="T1">th</text:span> cyborg created by dr. Kronin however likes his predecessors he was considered a failure and was abandonded.@@In a blind fit of programmed rage, he lashed out against his maker but before he could do so, he was transported in this strange dimension.@@To return and exact his revenge, V42 must defeat an opponent in combat. Will he be able to exact his reveng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 Van den Broeck</meta:initial-creator>
    <meta:creation-date>2013-08-28T11:16:26</meta:creation-date>
    <dc:date>2013-08-28T11:34:13</dc:date>
    <dc:creator>Benjamin  Van den Broeck</dc:creator>
    <meta:editing-duration>PT17M50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2" meta:word-count="127" meta:character-count="722"/>
  </office:meta>
</office:document-meta>
</file>